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fo:min-height="1.842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fo:min-height="1.595cm" fo:padding-top="0.142cm" fo:padding-bottom="0.142cm" fo:padding-left="0.267cm" fo:padding-right="0.267cm"/>
    </style:style>
    <style:style style:name="P1" style:family="paragraph">
      <style:paragraph-properties fo:margin-left="1.245cm" fo:margin-right="0cm" fo:text-align="start" fo:text-indent="0cm" style:text-autospace="none"/>
      <style:text-properties style:font-name="Lucida Console" fo:font-size="20pt" style:font-name-asian="Lucida Console" style:font-size-asian="20pt" style:font-name-complex="Lucida Console" style:font-size-complex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ucida Console" fo:font-size="20pt" fo:font-style="normal" fo:text-shadow="none" style:text-underline-style="none" fo:font-weight="normal" style:letter-kerning="true" style:font-name-asian="Lucida Console" style:font-size-asian="20pt" style:font-style-asian="normal" style:font-weight-asian="normal" style:font-name-complex="Lucida Conso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ucida Console" fo:font-size="16pt" fo:font-style="normal" fo:text-shadow="none" style:text-underline-style="none" fo:font-weight="normal" style:letter-kerning="true" style:font-name-asian="Lucida Console" style:font-size-asian="16pt" style:font-style-asian="normal" style:font-weight-asian="normal" style:font-name-complex="Lucida Conso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ucida Console" fo:font-size="11pt" fo:font-style="normal" fo:text-shadow="none" style:text-underline-style="none" fo:font-weight="normal" style:letter-kerning="true" style:font-name-asian="Lucida Console" style:font-size-asian="11pt" style:font-style-asian="normal" style:font-weight-asian="normal" style:font-name-complex="Lucida Console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994cm" svg:height="2.126cm" svg:x="2.006cm" svg:y="6.974cm">
          <draw:text-box>
            <text:p text:style-name="P1"><text:span text:style-name="T1">Qualitas</text:span></text:p>
            <text:list text:style-name="L1">
              <text:list-item>
                <text:p text:style-name="P1"><text:span text:style-name="T2">Formulare</text:span></text:p>
              </text:list-item>
              <text:list-item>
                <text:p text:style-name="P1"><text:span text:style-name="T2">Etiketten</text:span></text:p>
              </text:list-item>
            </text:list>
          </draw:text-box>
        </draw:frame>
        <draw:frame draw:style-name="gr2" draw:text-style-name="P1" draw:layer="layout" svg:width="6.993cm" svg:height="1.879cm" svg:x="2.007cm" svg:y="11.121cm">
          <draw:text-box>
            <text:p text:style-name="P1"><text:span text:style-name="T1">Suisselab</text:span></text:p>
            <text:list text:style-name="L1">
              <text:list-item>
                <text:p text:style-name="P1"><text:span text:style-name="T3">Milchprobenflaschen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ucida Console" fo:font-family="'Lucida Console'" style:font-family-generic="modern" style:font-pitch="fixed" fo:font-size="9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Console" style:font-family-asian="'Lucida Console'" style:font-family-generic-asian="modern" style:font-pitch-asian="fixed" style:font-size-asian="9pt" style:language-asian="zh" style:country-asian="CN" style:font-style-asian="normal" style:font-weight-asian="normal" style:font-name-complex="Lucida Console" style:font-family-complex="'Lucida Console'" style:font-family-generic-complex="modern" style:font-pitch-complex="fixed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08:12:39.265000000</meta:creation-date>
    <dc:date>2016-01-14T08:43:47.478000000</dc:date>
    <meta:editing-duration>PT14M54S</meta:editing-duration>
    <meta:editing-cycles>2</meta:editing-cycles>
    <meta:generator>LibreOffice/5.0.3.2$Windows_x86 LibreOffice_project/e5f16313668ac592c1bfb310f4390624e3dbfb75</meta:generator>
    <meta:document-statistic meta:object-count="2"/>
  </office:meta>
</office:document-meta>
</file>